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fill="solid" draw:fill-color="#e6e6ff" draw:textarea-horizontal-align="justify" draw:textarea-vertical-align="middle" draw:auto-grow-height="false" fo:padding-top="0.254cm"/>
    </style:style>
    <style:style style:name="gr5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6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svg:stroke-color="#808080" draw:marker-end="Arrow" draw:marker-end-width="0.152cm" draw:textarea-horizontal-align="center" draw:textarea-vertical-align="middle"/>
    </style:style>
    <style:style style:name="gr8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color="#ffffff"/>
    </style:style>
    <style:style style:name="P5" style:family="paragraph">
      <style:paragraph-properties fo:margin-left="0cm" fo:margin-right="0cm" fo:text-align="center" fo:text-indent="0cm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355cm" svg:height="0.33cm" svg:x="4.017cm" svg:y="2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2.503cm" svg:height="1.228cm" svg:x="4.016cm" svg:y="1.944cm">
          <text:p text:style-name="P2"><text:span text:style-name="T1">Fetch global</text:span><text:span text:style-name="T1"><text:line-break/></text:span><text:span text:style-name="T1">description file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5.267cm" svg:y1="3.172cm" svg:x2="5.268cm" svg:y2="3.644cm" draw:start-shape="id1" draw:end-shape="id2" draw:end-glue-point="0" svg:d="m5267 3172 1 472">
          <text:p/>
        </draw:connector>
        <draw:custom-shape draw:style-name="gr2" draw:text-style-name="P1" draw:id="id2" draw:layer="layout" svg:width="2.503cm" svg:height="1.228cm" svg:x="4.017cm" svg:y="3.644cm">
          <text:p text:style-name="P2"><text:span text:style-name="T1">Fetch global</text:span><text:span text:style-name="T1"><text:line-break/></text:span><text:span text:style-name="T1">signature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2.503cm" svg:height="1.228cm" svg:x="4.018cm" svg:y="5.344cm">
          <text:p text:style-name="P2"><text:span text:style-name="T1">Verify global</text:span><text:span text:style-name="T1"><text:line-break/></text:span><text:span text:style-name="T1">signature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6" draw:layer="layout" svg:width="1.933cm" svg:height="1.415cm" svg:x="0.883cm" svg:y="5.199cm">
          <text:p text:style-name="P2"><text:span text:style-name="T1">Global</text:span></text:p>
          <text:p text:style-name="P2"><text:span text:style-name="T1">signature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3" draw:layer="layout" draw:type="line" svg:x1="5.268cm" svg:y1="4.872cm" svg:x2="5.269cm" svg:y2="5.344cm" draw:start-shape="id2" draw:end-shape="id3" svg:d="m5268 4872 1 472">
          <text:p/>
        </draw:connector>
        <draw:connector draw:style-name="gr3" draw:text-style-name="P3" draw:layer="layout" draw:type="line" svg:x1="5.269cm" svg:y1="6.572cm" svg:x2="5.27cm" svg:y2="7.044cm" draw:start-shape="id3" draw:start-glue-point="2" draw:end-shape="id4" draw:end-glue-point="0" svg:d="m5269 6572 1 472">
          <text:p/>
        </draw:connector>
        <draw:custom-shape draw:style-name="gr5" draw:text-style-name="P1" draw:id="id5" draw:layer="layout" svg:width="2.455cm" svg:height="1.016cm" svg:x="0.587cm" svg:y="1.372cm">
          <text:p text:style-name="P2"><text:span text:style-name="T1">Global</text:span></text:p>
          <text:p text:style-name="P2"><text:span text:style-name="T1">signa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3" draw:layer="layout" draw:type="line" svg:x1="2.791cm" svg:y1="1.879cm" svg:x2="4.018cm" svg:y2="5.958cm" draw:start-shape="id5" draw:start-glue-point="9" draw:end-shape="id3" svg:d="m2791 1879 1227 4079">
          <text:p/>
        </draw:connector>
        <draw:connector draw:style-name="gr7" draw:text-style-name="P3" draw:layer="layout" draw:type="line" svg:x1="1.849cm" svg:y1="6.529cm" svg:x2="4.019cm" svg:y2="7.658cm" draw:start-shape="id6" draw:start-glue-point="6" draw:end-shape="id4" svg:d="m1849 6529 2170 1129">
          <text:p/>
        </draw:connector>
        <draw:connector draw:style-name="gr7" draw:text-style-name="P3" draw:layer="layout" draw:type="line" svg:x1="4.017cm" svg:y1="4.258cm" svg:x2="1.849cm" svg:y2="5.199cm" draw:start-shape="id2" draw:end-shape="id6" draw:end-glue-point="4" svg:d="m4017 4258-2168 941">
          <text:p/>
        </draw:connector>
        <draw:connector draw:style-name="gr7" draw:text-style-name="P3" draw:layer="layout" draw:type="line" svg:x1="4.016cm" svg:y1="2.558cm" svg:x2="1.848cm" svg:y2="3.098cm" draw:start-shape="id1" draw:start-glue-point="3" draw:end-shape="id7" draw:end-glue-point="4" svg:d="m4016 2558-2168 540">
          <text:p/>
        </draw:connector>
        <draw:connector draw:style-name="gr7" draw:text-style-name="P3" draw:layer="layout" draw:type="line" svg:x1="2.815cm" svg:y1="3.805cm" svg:x2="4.017cm" svg:y2="4.258cm" draw:start-shape="id7" draw:start-glue-point="7" draw:end-shape="id2" draw:end-glue-point="3" svg:d="m2815 3805 1202 453">
          <text:p/>
        </draw:connector>
        <draw:connector draw:style-name="gr7" draw:text-style-name="P3" draw:layer="layout" draw:type="line" svg:x1="2.816cm" svg:y1="5.906cm" svg:x2="4.018cm" svg:y2="5.958cm" draw:start-shape="id6" draw:start-glue-point="7" draw:end-shape="id3" svg:d="m2816 5906 1202 52">
          <text:p/>
        </draw:connector>
        <draw:connector draw:style-name="gr7" draw:text-style-name="P3" draw:layer="layout" draw:type="line" svg:x1="2.614cm" svg:y1="4.158cm" svg:x2="4.02cm" svg:y2="7.201cm" draw:start-shape="id8" draw:start-glue-point="2" draw:end-shape="id9" draw:end-glue-point="3" svg:d="m2614 4158 1406 3043">
          <text:p/>
        </draw:connector>
        <draw:custom-shape draw:style-name="gr2" draw:text-style-name="P1" draw:id="id9" draw:layer="layout" svg:width="0.387cm" svg:height="0.314cm" svg:x="4.02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0.387cm" svg:height="0.314cm" svg:x="2.421cm" svg:y="3.8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7" draw:layer="layout" svg:width="1.933cm" svg:height="1.415cm" svg:x="0.882cm" svg:y="3.098cm">
          <text:p text:style-name="P2"><text:span text:style-name="T1">Global</text:span></text:p>
          <text:p text:style-name="P2"><text:span text:style-name="T1">description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4" draw:layer="layout" svg:width="2.503cm" svg:height="1.228cm" svg:x="4.019cm" svg:y="7.044cm">
          <text:p text:style-name="P2"><text:span text:style-name="T1">Verify global</text:span><text:span text:style-name="T1"><text:line-break/></text:span><text:span text:style-name="T1">description fil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55cm" svg:height="0.33cm" svg:x="7.718cm" svg:y="2.842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8.968cm" svg:y1="3.172cm" svg:x2="8.969cm" svg:y2="3.644cm" draw:start-shape="id10" draw:end-shape="id11" draw:end-glue-point="0" svg:d="m8968 3172 1 472">
          <text:p/>
        </draw:connector>
        <draw:custom-shape draw:style-name="gr2" draw:text-style-name="P1" draw:id="id11" draw:layer="layout" svg:width="2.503cm" svg:height="1.228cm" svg:x="7.718cm" svg:y="3.644cm">
          <text:p text:style-name="P2"><text:span text:style-name="T1">Fetch entry</text:span><text:span text:style-name="T1"><text:line-break/></text:span><text:span text:style-name="T1">signature fil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id="id12" draw:layer="layout" svg:width="2.503cm" svg:height="1.228cm" svg:x="7.719cm" svg:y="5.344cm">
          <text:p text:style-name="P2"><text:span text:style-name="T1">Verify entry</text:span><text:span text:style-name="T1"><text:line-break/></text:span><text:span text:style-name="T1">signature file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id="id15" draw:layer="layout" svg:width="1.933cm" svg:height="1.415cm" svg:x="11.284cm" svg:y="5.199cm">
          <text:p text:style-name="P2"><text:span text:style-name="T1">Entry</text:span></text:p>
          <text:p text:style-name="P2"><text:span text:style-name="T1">signature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3" draw:layer="layout" draw:type="line" svg:x1="8.969cm" svg:y1="4.872cm" svg:x2="8.97cm" svg:y2="5.344cm" draw:start-shape="id11" draw:end-shape="id12" svg:d="m8969 4872 1 472">
          <text:p/>
        </draw:connector>
        <draw:connector draw:style-name="gr3" draw:text-style-name="P3" draw:layer="layout" draw:type="line" svg:x1="8.97cm" svg:y1="6.572cm" svg:x2="8.971cm" svg:y2="7.044cm" draw:start-shape="id12" draw:start-glue-point="2" draw:end-shape="id13" draw:end-glue-point="0" svg:d="m8970 6572 1 472">
          <text:p/>
        </draw:connector>
        <draw:connector draw:style-name="gr6" draw:text-style-name="P3" draw:layer="layout" draw:type="line" svg:x1="11.308cm" svg:y1="2.388cm" svg:x2="10.222cm" svg:y2="5.958cm" draw:start-shape="id14" draw:start-glue-point="8" draw:end-shape="id12" svg:d="m11308 2388-1086 3570">
          <text:p/>
        </draw:connector>
        <draw:connector draw:style-name="gr7" draw:text-style-name="P3" draw:layer="layout" draw:type="line" svg:x1="12.25cm" svg:y1="6.529cm" svg:x2="10.223cm" svg:y2="7.658cm" draw:start-shape="id15" draw:start-glue-point="6" draw:end-shape="id13" svg:d="m12250 6529-2027 1129">
          <text:p/>
        </draw:connector>
        <draw:connector draw:style-name="gr7" draw:text-style-name="P3" draw:layer="layout" draw:type="line" svg:x1="10.221cm" svg:y1="4.258cm" svg:x2="12.25cm" svg:y2="5.199cm" draw:start-shape="id11" draw:end-shape="id15" draw:end-glue-point="4" svg:d="m10221 4258 2029 941">
          <text:p/>
        </draw:connector>
        <draw:connector draw:style-name="gr7" draw:text-style-name="P3" draw:layer="layout" draw:type="line" svg:x1="10.22cm" svg:y1="2.558cm" svg:x2="12.249cm" svg:y2="3.098cm" draw:start-shape="id10" draw:end-shape="id16" draw:end-glue-point="4" svg:d="m10220 2558 2029 540">
          <text:p/>
        </draw:connector>
        <draw:connector draw:style-name="gr7" draw:text-style-name="P3" draw:layer="layout" draw:type="line" svg:x1="11.283cm" svg:y1="3.805cm" svg:x2="10.221cm" svg:y2="4.258cm" draw:start-shape="id16" draw:start-glue-point="5" draw:end-shape="id11" svg:d="m11283 3805-1062 453">
          <text:p/>
        </draw:connector>
        <draw:connector draw:style-name="gr7" draw:text-style-name="P3" draw:layer="layout" draw:type="line" svg:x1="11.284cm" svg:y1="5.906cm" svg:x2="10.222cm" svg:y2="5.958cm" draw:start-shape="id15" draw:end-shape="id12" svg:d="m11284 5906-1062 52">
          <text:p/>
        </draw:connector>
        <draw:connector draw:style-name="gr7" draw:text-style-name="P3" draw:layer="layout" draw:type="line" svg:x1="11.515cm" svg:y1="4.358cm" svg:x2="10.208cm" svg:y2="7.201cm" draw:start-shape="id17" draw:start-glue-point="2" draw:end-shape="id18" draw:end-glue-point="1" svg:d="m11515 4358-1307 2843">
          <text:p/>
        </draw:connector>
        <draw:custom-shape draw:style-name="gr2" draw:text-style-name="P1" draw:id="id18" draw:layer="layout" svg:width="0.387cm" svg:height="0.314cm" svg:x="9.821cm" svg:y="7.0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7" draw:layer="layout" svg:width="0.387cm" svg:height="0.314cm" svg:x="11.322cm" svg:y="4.0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id="id16" draw:layer="layout" svg:width="1.933cm" svg:height="1.415cm" svg:x="11.283cm" svg:y="3.098cm">
          <text:p text:style-name="P2"><text:span text:style-name="T1">Entry</text:span></text:p>
          <text:p text:style-name="P2"><text:span text:style-name="T1">description</text:span></text:p>
          <text:p text:style-name="P2"><text:span text:style-name="T1">fil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draw:id="id13" draw:layer="layout" svg:width="2.503cm" svg:height="1.228cm" svg:x="7.72cm" svg:y="7.044cm">
          <text:p text:style-name="P2"><text:span text:style-name="T1">Verify entry</text:span><text:span text:style-name="T1"><text:line-break/></text:span><text:span text:style-name="T1">description file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id="id14" draw:layer="layout" svg:width="0.639cm" svg:height="0.209cm" svg:x="10.989cm" svg:y="2.179cm">
          <text:p/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layer="layout" svg:width="2.455cm" svg:height="1.016cm" svg:x="10.988cm" svg:y="1.372cm">
          <text:p text:style-name="P2"><text:span text:style-name="T1">Entry</text:span></text:p>
          <text:p text:style-name="P2"><text:span text:style-name="T1">signatur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" draw:text-style-name="P1" draw:id="id19" draw:layer="layout" svg:width="2.577cm" svg:height="1.016cm" svg:x="5.949cm" svg:y="0.381cm">
          <text:p text:style-name="P2"><text:span text:style-name="T1">Web/Squid</text:span></text:p>
          <text:p text:style-name="P2"><text:span text:style-name="T1">base UR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3" draw:layer="layout" draw:type="line" svg:x1="6.974cm" svg:y1="1.395cm" svg:x2="6.519cm" svg:y2="2.558cm" draw:start-shape="id19" draw:start-glue-point="7" draw:end-shape="id1" draw:end-glue-point="1" svg:d="m6974 1395-455 1163">
          <text:p/>
        </draw:connector>
        <draw:connector draw:style-name="gr6" draw:text-style-name="P3" draw:layer="layout" draw:type="line" svg:x1="6.974cm" svg:y1="1.395cm" svg:x2="6.52cm" svg:y2="4.258cm" draw:start-shape="id19" draw:start-glue-point="7" draw:end-shape="id2" svg:d="m6974 1395-454 2863">
          <text:p/>
        </draw:connector>
        <draw:connector draw:style-name="gr6" draw:text-style-name="P3" draw:layer="layout" draw:type="line" svg:x1="7.236cm" svg:y1="1.395cm" svg:x2="7.718cm" svg:y2="4.258cm" draw:start-shape="id19" draw:start-glue-point="8" draw:end-shape="id11" draw:end-glue-point="3" svg:d="m7236 1395 482 2863">
          <text:p/>
        </draw:connector>
        <draw:connector draw:style-name="gr6" draw:text-style-name="P3" draw:layer="layout" draw:type="line" svg:x1="7.236cm" svg:y1="1.395cm" svg:x2="7.717cm" svg:y2="2.558cm" draw:start-shape="id19" draw:start-glue-point="8" draw:end-shape="id10" draw:end-glue-point="3" svg:d="m7236 1395 481 1163">
          <text:p/>
        </draw:connector>
        <draw:custom-shape draw:style-name="gr5" draw:text-style-name="P1" draw:id="id20" draw:layer="layout" svg:width="2.776cm" svg:height="1.016cm" svg:x="3.109cm" svg:y="0.394cm">
          <text:p text:style-name="P2"><text:span text:style-name="T1">Glidein</text:span></text:p>
          <text:p text:style-name="P2"><text:span text:style-name="T1">description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6" draw:text-style-name="P3" draw:layer="layout" draw:type="line" svg:x1="4.213cm" svg:y1="1.408cm" svg:x2="5.267cm" svg:y2="1.944cm" draw:start-shape="id20" draw:start-glue-point="7" draw:end-shape="id1" draw:end-glue-point="0" svg:d="m4213 1408 1054 536">
          <text:p/>
        </draw:connector>
        <draw:connector draw:style-name="gr6" draw:text-style-name="P3" draw:layer="layout" draw:type="line" svg:x1="4.496cm" svg:y1="1.408cm" svg:x2="7.718cm" svg:y2="2.024cm" draw:start-shape="id20" draw:start-glue-point="8" draw:end-shape="id21" draw:end-glue-point="3" svg:d="m4496 1408 3222 616">
          <text:p/>
        </draw:connector>
        <draw:custom-shape draw:style-name="gr2" draw:text-style-name="P1" draw:id="id21" draw:layer="layout" svg:width="0.16cm" svg:height="0.161cm" svg:x="7.718cm" svg:y="1.9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0" draw:layer="layout" svg:width="2.503cm" svg:height="1.228cm" svg:x="7.717cm" svg:y="1.944cm">
          <text:p text:style-name="P2"><text:span text:style-name="T1">Fetch entry</text:span><text:span text:style-name="T1"><text:line-break/></text:span><text:span text:style-name="T1">description file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id="id23" draw:layer="layout" svg:width="2.455cm" svg:height="1.016cm" svg:x="10.288cm" svg:y="9.772cm">
          <text:p text:style-name="P4"><text:span text:style-name="T2">File inf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9" draw:text-style-name="P3" draw:layer="layout" draw:type="line" svg:x1="8.424cm" svg:y1="9.808cm" svg:x2="10.532cm" svg:y2="10.279cm" draw:start-shape="id22" draw:start-glue-point="1" draw:end-shape="id23" draw:end-glue-point="6" svg:d="m8424 9808 2108 471">
          <text:p/>
        </draw:connector>
        <draw:connector draw:style-name="gr3" draw:text-style-name="P3" draw:layer="layout" draw:type="line" svg:x1="8.971cm" svg:y1="8.272cm" svg:x2="7.171cm" svg:y2="8.844cm" draw:start-shape="id13" draw:start-glue-point="2" draw:end-shape="id24" draw:end-glue-point="0" svg:d="m8971 8272-1800 572">
          <text:p/>
        </draw:connector>
        <draw:connector draw:style-name="gr3" draw:text-style-name="P3" draw:layer="layout" draw:type="line" svg:x1="5.27cm" svg:y1="8.272cm" svg:x2="7.171cm" svg:y2="8.844cm" draw:start-shape="id4" draw:start-glue-point="2" draw:end-shape="id24" draw:end-glue-point="0" svg:d="m5270 8272 1901 572">
          <text:p/>
        </draw:connector>
        <draw:connector draw:style-name="gr7" draw:text-style-name="P3" draw:layer="layout" svg:x1="0.882cm" svg:y1="3.805cm" svg:x2="5.92cm" svg:y2="9.458cm" draw:start-shape="id7" draw:start-glue-point="5" draw:end-shape="id24" draw:end-glue-point="3" svg:d="m882 3805h-501v5653h5539">
          <text:p/>
        </draw:connector>
        <draw:connector draw:style-name="gr7" draw:text-style-name="P3" draw:layer="layout" svg:x1="13.216cm" svg:y1="3.805cm" svg:x2="8.423cm" svg:y2="9.458cm" draw:start-shape="id16" draw:start-glue-point="7" draw:end-shape="id24" draw:end-glue-point="1" svg:d="m13216 3805h500v5653h-5293">
          <text:p/>
        </draw:connector>
        <draw:custom-shape draw:style-name="gr2" draw:text-style-name="P1" draw:id="id22" draw:layer="layout" svg:width="0.535cm" svg:height="0.527cm" svg:x="7.889cm" svg:y="9.54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4" draw:layer="layout" svg:width="2.503cm" svg:height="1.228cm" svg:x="5.92cm" svg:y="8.844cm">
          <text:p text:style-name="P2"><text:span text:style-name="T1">Extract</text:span><text:span text:style-name="T1"><text:line-break/></text:span><text:span text:style-name="T1">file info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4.097cm" fo:page-height="11.17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10T13:19:07</meta:creation-date>
    <dc:creator>Igor Sfiligoi</dc:creator>
    <dc:date>2008-10-10T14:04:36</dc:date>
    <meta:editing-cycles>3</meta:editing-cycles>
    <meta:editing-duration>PT25M5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